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11.072cm"/>
    </style:style>
    <style:style style:name="co4" style:family="table-column">
      <style:table-column-properties fo:break-before="auto" style:column-width="5.54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E_CODE16,C,3</text:p>
          </table:table-cell>
          <table:table-cell office:value-type="string">
            <text:p>STE_NAME16,C,50</text:p>
          </table:table-cell>
          <table:table-cell office:value-type="string">
            <text:p>AREASQKM16,N,31,19</text:p>
          </table:table-cell>
          <table:table-cell office:value-type="string">
            <text:p>Confirmed,N,31,1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New South Wales</text:p>
          </table:table-cell>
          <table:table-cell office:value-type="float" office:value="800810.7823">
            <text:p>800810.7823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Victoria</text:p>
          </table:table-cell>
          <table:table-cell office:value-type="float" office:value="227495.6304">
            <text:p>227495.630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Queensland</text:p>
          </table:table-cell>
          <table:table-cell office:value-type="float" office:value="1730172.0833">
            <text:p>1730172.083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South Australia</text:p>
          </table:table-cell>
          <table:table-cell office:value-type="float" office:value="984274.908">
            <text:p>984274.90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Western Australia</text:p>
          </table:table-cell>
          <table:table-cell office:value-type="float" office:value="2526646.2389">
            <text:p>2526646.238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Tasmania</text:p>
          </table:table-cell>
          <table:table-cell office:value-type="float" office:value="68017.8607">
            <text:p>68017.86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Northern Territory</text:p>
          </table:table-cell>
          <table:table-cell office:value-type="float" office:value="1348094.3281">
            <text:p>1348094.3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ustralian Capital Territory</text:p>
          </table:table-cell>
          <table:table-cell office:value-type="float" office:value="2358.172">
            <text:p>2358.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Other Territories</text:p>
          </table:table-cell>
          <table:table-cell office:value-type="float" office:value="256.3162">
            <text:p>256.316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19/03/2020</text:date>, <text:time>15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5:57:35.29</dc:date>
    <dc:creator>Oye Ade</dc:creator>
    <meta:document-statistic meta:table-count="1" meta:cell-count="39" meta:object-count="0"/>
    <meta:generator>OpenOffice/4.1.5$Win32 OpenOffice.org_project/415m1$Build-9789</meta:generator>
  </office:meta>
</office:document-meta>
</file>